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spectos relevantes del desarrollo del proyecto </text:h>
      <text:p text:style-name="UBUcuerpoTrabajo">{Este apartado pretende recoger los aspectos más interesantes del desarrollo del proyecto, comentados por los autores del mismo.</text:p>
      <text:p text:style-name="UBUcuerpoTrabajo">Debe incluir desde la exposición del ciclo de vida utilizado, hasta los detalles de mayor relevancia de las fases de análisis, diseño e implementación.</text:p>
      <text:p text:style-name="UBUcuerpoTrabajo">Se busca que no sea una mera operación de copiar y pegar diagramas y extractos del código fuente, sino que realmente se justifiquen los caminos de solución que se han tomado, especialmente aquellos que no sean triviales.</text:p>
      <text:p text:style-name="UBUcuerpoTrabajo">Puede ser el lugar más adecuado para documentar los aspectos más interesantes del diseño y de la implementación, con un mayor hincapié en aspectos tales como el tipo de arquitectura elegido, los índices de las tablas de la base de datos, normalización y desnormalización, distribución en ficheros3, reglas de negocio dentro de las bases de datos (EDVHV GH GDWRV DFWLYDV), aspectos de desarrollo relacionados con el WWW...</text:p>
      <text:p text:style-name="UBUcuerpoTrabajo"><text:span text:style-name="T1">Este apartado, debe convertirse en el resumen de la experiencia práctica del proyecto, y por sí mismo justifica que la memoria se convierta en un documento útil, fuente de referencia para los autores, los tutores y futuros alumnos.</text:span>}</text:p>
      <text:p text:style-name="UBUcuerpoTrabajo"/>
      <text:p text:style-name="UBUcuerpoTrabajo">Investigación </text:p>
      <text:p text:style-name="UBUcuerpoTrabajo">Modelado</text:p>
      <text:p text:style-name="UBUcuerpoTrabajo">Incorporación de sensores</text:p>
      <text:p text:style-name="UBUcuerpoTrabajo">Instalación del paquete ROS</text:p>
      <text:p text:style-name="UBUcuerpoTrabajo">Trabajar con ROS</text:p>
      <text:p text:style-name="UBUcuerpoTrabajo"><text:tab/>Comunicarnos con el robot</text:p>
      <text:p text:style-name="UBUcuerpoTrabajo"><text:tab/>Responda el robot</text:p>
      <text:p text:style-name="UBUcuerpoTrabajo"><text:tab/>Insertar movimiento</text:p>
      <text:p text:style-name="UBUcuerpoTrabaj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top="0.42cm" fo:margin-bottom="0.21cm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5_AspectosRelevantes.odt</text:file-name> v.<text:editing-cycles>10</text:editing-cycles> <text:title/><text:modification-date style:data-style-name="N103">15/may/17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17:24</meta:creation-date>
    <meta:generator>OpenOffice/4.1.3$Win32 OpenOffice.org_project/413m1$Build-9783</meta:generator>
    <dc:date>2017-05-15T19:50:26</dc:date>
    <dc:creator>Carmelo Basconcillos</dc:creator>
    <meta:editing-duration>PT49M27S</meta:editing-duration>
    <meta:editing-cycles>10</meta:editing-cycles>
    <meta:document-statistic meta:table-count="0" meta:image-count="0" meta:object-count="0" meta:page-count="1" meta:paragraph-count="15" meta:word-count="215" meta:character-count="1398"/>
  </office:meta>
</office:document-meta>
</file>